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svg:stroke-width="0.025cm" draw:marker-start-width="0.229cm" draw:marker-end-width="0.229cm" draw:stroke-linejoin="none" draw:textarea-vertical-align="middle"/>
    </style:style>
    <style:style style:name="gr2" style:family="graphic" style:parent-style-name="measure">
      <style:graphic-properties svg:stroke-width="0.025cm" draw:marker-start-width="0.229cm" draw:marker-end-width="0.229cm" draw:textarea-vertical-align="middle" draw:line-distance="3.81cm" draw:guide-overhang="0.127cm" draw:guide-distance="0.127cm" draw:placing="below"/>
    </style:style>
    <style:style style:name="gr3" style:family="graphic" style:parent-style-name="measure">
      <style:graphic-properties svg:stroke-width="0.025cm" draw:marker-start-width="0.229cm" draw:marker-end-width="0.229cm" draw:textarea-vertical-align="middle" draw:line-distance="2.54cm" draw:guide-overhang="0.127cm" draw:guide-distance="0.127cm" draw:start-guide="0cm" draw:placing="below"/>
    </style:style>
    <style:style style:name="gr4" style:family="graphic" style:parent-style-name="standard">
      <style:graphic-properties svg:stroke-width="0.025cm" svg:stroke-color="#000000" draw:marker-start-width="0.229cm" draw:marker-end-width="0.229cm" draw:fill="solid" draw:fill-color="#ffd320" draw:opacity="50%" draw:textarea-vertical-align="middle" fo:padding-top="0.137cm" fo:padding-bottom="0.137cm" fo:padding-left="0.262cm" fo:padding-right="0.262cm" draw:shadow-opacity="50%"/>
    </style:style>
    <style:style style:name="gr5" style:family="graphic" style:parent-style-name="measure">
      <style:graphic-properties svg:stroke-width="0.025cm" draw:marker-start-width="0.229cm" draw:marker-end-width="0.229cm" draw:textarea-vertical-align="middle" draw:line-distance="1.016cm" draw:guide-overhang="0.127cm" draw:guide-distance="0.127cm" draw:start-guide="0cm" draw:unit="in" draw:placing="below"/>
    </style:style>
    <style:style style:name="gr6" style:family="graphic" style:parent-style-name="measure">
      <style:graphic-properties svg:stroke-width="0.025cm" draw:marker-start-width="0.229cm" draw:marker-end-width="0.229cm" draw:textarea-vertical-align="middle" draw:line-distance="2.032cm" draw:guide-overhang="0.127cm" draw:guide-distance="0.127cm" draw:start-guide="0cm" draw:placing="below"/>
    </style:style>
    <style:style style:name="gr7" style:family="graphic" style:parent-style-name="measure">
      <style:graphic-properties svg:stroke-width="0.025cm" draw:marker-start-width="0.229cm" draw:marker-end-width="0.229cm" draw:textarea-vertical-align="middle" draw:line-distance="3.302cm" draw:guide-overhang="0.127cm" draw:guide-distance="0.127cm" draw:start-guide="0cm" draw:placing="below"/>
    </style:style>
    <style:style style:name="gr8" style:family="graphic" style:parent-style-name="measure">
      <style:graphic-properties svg:stroke-width="0.025cm" draw:marker-start-width="0.229cm" draw:marker-end-width="0.229cm" draw:textarea-vertical-align="middle" draw:line-distance="4.572cm" draw:guide-overhang="0.127cm" draw:guide-distance="0.127cm" draw:start-guide="0cm" draw:placing="below"/>
    </style:style>
    <style:style style:name="gr9" style:family="graphic" style:parent-style-name="measure">
      <style:graphic-properties svg:stroke-width="0.025cm" draw:marker-start-width="0.229cm" draw:marker-end-width="0.229cm" draw:textarea-vertical-align="middle" draw:line-distance="1.27cm" draw:guide-overhang="0.127cm" draw:guide-distance="0.127cm" draw:start-guide="0cm" draw:placing="below"/>
    </style:style>
    <style:style style:name="gr10" style:family="graphic" style:parent-style-name="standard">
      <style:graphic-properties draw:stroke="solid" svg:stroke-width="0.025cm" svg:stroke-color="#000000" draw:marker-start-width="0.229cm" draw:marker-end-width="0.229cm" draw:fill="solid" draw:fill-color="#ffffff" draw:opacity="50%" draw:textarea-vertical-align="middle" fo:padding-top="0.137cm" fo:padding-bottom="0.137cm" fo:padding-left="0.262cm" fo:padding-right="0.262cm" draw:shadow-opacity="50%"/>
    </style:style>
    <style:style style:name="gr11" style:family="graphic" style:parent-style-name="standard">
      <style:graphic-properties svg:stroke-width="0.025cm" svg:stroke-color="#000000" draw:marker-start-width="0.229cm" draw:marker-end-width="0.229cm" draw:fill="solid" draw:fill-color="#ffffff" draw:opacity="50%" draw:textarea-vertical-align="middle" fo:padding-top="0.137cm" fo:padding-bottom="0.137cm" fo:padding-left="0.262cm" fo:padding-right="0.262cm" draw:shadow-opacity="50%"/>
    </style:style>
    <style:style style:name="gr12" style:family="graphic" style:parent-style-name="measure">
      <style:graphic-properties svg:stroke-width="0.025cm" draw:marker-start-width="0.229cm" draw:marker-end-width="0.229cm" draw:textarea-vertical-align="middle" draw:line-distance="2.667cm" draw:guide-overhang="0.127cm" draw:guide-distance="0.127cm" draw:start-guide="0cm" draw:placing="below"/>
    </style:style>
    <style:style style:name="gr13" style:family="graphic" style:parent-style-name="standard">
      <style:graphic-properties svg:stroke-width="0.025cm" svg:stroke-color="#000000" draw:marker-start-width="0.229cm" draw:marker-end-width="0.229cm" draw:opacity="50%" draw:textarea-vertical-align="middle" fo:padding-top="0.137cm" fo:padding-bottom="0.137cm" fo:padding-left="0.262cm" fo:padding-right="0.262cm" draw:shadow-opacity="50%"/>
    </style:style>
    <style:style style:name="gr14" style:family="graphic" style:parent-style-name="measure">
      <style:graphic-properties svg:stroke-width="0.025cm" draw:marker-start-width="0.229cm" draw:marker-end-width="0.229cm" draw:textarea-vertical-align="middle" draw:line-distance="1.524cm" draw:guide-overhang="0.127cm" draw:guide-distance="0.127cm" draw:start-guide="0cm" draw:placing="below"/>
    </style:style>
    <style:style style:name="gr15" style:family="graphic" style:parent-style-name="measure">
      <style:graphic-properties svg:stroke-width="0.025cm" draw:marker-start-width="0.229cm" draw:marker-end-width="0.229cm" draw:stroke-linejoin="none" draw:textarea-vertical-align="middle" draw:line-distance="0.635cm" draw:placing="below"/>
    </style:style>
    <style:style style:name="gr16" style:family="graphic" style:parent-style-name="measure">
      <style:graphic-properties svg:stroke-width="0.025cm" draw:marker-start-width="0.229cm" draw:marker-end-width="0.229cm" draw:stroke-linejoin="none" draw:textarea-vertical-align="middle" draw:line-distance="3.556cm" draw:placing="below"/>
    </style:style>
    <style:style style:name="gr17" style:family="graphic" style:parent-style-name="standard">
      <style:graphic-properties draw:stroke="solid" svg:stroke-width="0.025cm" svg:stroke-color="#000000" draw:marker-start-width="0.229cm" draw:marker-end-width="0.229cm" draw:fill="none" draw:fill-color="#ffffff" draw:opacity="50%" draw:textarea-vertical-align="middle" fo:padding-top="0.137cm" fo:padding-bottom="0.137cm" fo:padding-left="0.262cm" fo:padding-right="0.262cm" draw:shadow-opacity="50%"/>
    </style:style>
    <style:style style:name="gr18" style:family="graphic" style:parent-style-name="standard">
      <style:graphic-properties svg:stroke-width="0.025cm" svg:stroke-color="#000000" draw:marker-start-width="0.229cm" draw:marker-end-width="0.229cm" draw:fill="none" draw:fill-color="#ffffff" draw:opacity="50%" draw:textarea-vertical-align="middle" fo:padding-top="0.137cm" fo:padding-bottom="0.137cm" fo:padding-left="0.262cm" fo:padding-right="0.262cm" draw:shadow-opacity="50%"/>
    </style:style>
    <style:style style:name="gr19" style:family="graphic" style:parent-style-name="measure">
      <style:graphic-properties svg:stroke-width="0.025cm" draw:marker-start="Symmetric_20_Arrow" draw:marker-start-width="0.229cm" draw:marker-end="Symmetric_20_Arrow" draw:marker-end-width="0.229cm" draw:stroke-linejoin="none" draw:textarea-vertical-align="middle" draw:line-distance="1.27cm" draw:start-guide="0cm" draw:placing="below" draw:decimal-places="3"/>
    </style:style>
    <style:style style:name="gr20" style:family="graphic" style:parent-style-name="standard">
      <style:graphic-properties draw:stroke="none" draw:fill-color="#000000" draw:textarea-horizontal-align="justify" draw:textarea-vertical-align="middle" draw:auto-grow-height="false" fo:min-height="0.004cm" fo:min-width="0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d320" draw:opacity="50%"/>
      <style:paragraph-properties fo:text-align="center"/>
    </style:style>
    <style:style style:name="P3" style:family="paragraph">
      <loext:graphic-properties draw:fill="solid" draw:fill-color="#ffffff" draw:opacity="50%"/>
      <style:paragraph-properties fo:text-align="center"/>
    </style:style>
    <style:style style:name="P4" style:family="paragraph">
      <loext:graphic-properties draw:opacity="50%"/>
      <style:paragraph-properties fo:text-align="center"/>
    </style:style>
    <style:style style:name="P5" style:family="paragraph">
      <loext:graphic-properties draw:fill="none" draw:fill-color="#ffffff" draw:opacity="50%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measure draw:style-name="gr1" draw:text-style-name="P1" draw:layer="measurelines" svg:x1="5.064cm" svg:y1="13.7cm" svg:x2="5.064cm" svg:y2="8.366cm">
          <text:p text:style-name="P1"><text:span text:style-name="T1"><text:measure text:kind="gap"/></text:span><text:span text:style-name="T1"><text:measure text:kind="value">2.1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measure draw:style-name="gr2" draw:text-style-name="P1" draw:layer="measurelines" svg:x1="7.096cm" svg:y1="13.7cm" svg:x2="13.954cm" svg:y2="13.7cm">
          <text:p text:style-name="P1"><text:span text:style-name="T2"><text:measure text:kind="gap"/></text:span><text:span text:style-name="T2"><text:measure text:kind="value">2.7</text:measure></text:span><text:span text:style-name="T2"> </text:span><text:span text:style-name="T2"><text:measure text:kind="unit">"</text:measure></text:span><text:span text:style-name="T2"><text:measure text:kind="gap"/></text:span></text:p>
        </draw:measure>
        <draw:measure draw:style-name="gr3" draw:text-style-name="P1" draw:layer="layout" svg:x1="7.096cm" svg:y1="13.7cm" svg:x2="13.7cm" svg:y2="13.7cm">
          <text:p text:style-name="P1"><text:span text:style-name="T2"><text:measure text:kind="gap"/></text:span><text:span text:style-name="T2"><text:measure text:kind="value">2.6</text:measure></text:span><text:span text:style-name="T2"> </text:span><text:span text:style-name="T2"><text:measure text:kind="unit">"</text:measure></text:span><text:span text:style-name="T2"><text:measure text:kind="gap"/></text:span></text:p>
        </draw:measure>
        <draw:polygon draw:style-name="gr4" draw:text-style-name="P2" draw:layer="layout" svg:width="6.857cm" svg:height="5.333cm" svg:x="7.096cm" svg:y="8.366cm" svg:viewBox="0 0 6858 5334" draw:points="0,5334 6604,5334 6604,5080 6858,4826 6858,1524 6604,1270 6604,0 0,0">
          <text:p/>
        </draw:polygon>
        <draw:measure draw:style-name="gr5" draw:text-style-name="P1" draw:layer="layout" svg:x1="14.208cm" svg:y1="13.7cm" svg:x2="14.208cm" svg:y2="13.446cm">
          <text:p text:style-name="P1"><text:span text:style-name="T2"><text:measure text:kind="gap"/></text:span><text:span text:style-name="T2"><text:measure text:kind="value">0.1</text:measure></text:span><text:span text:style-name="T2"> </text:span><text:span text:style-name="T2"><text:measure text:kind="unit">"</text:measure></text:span><text:span text:style-name="T2"><text:measure text:kind="gap"/></text:span></text:p>
        </draw:measure>
        <draw:measure draw:style-name="gr6" draw:text-style-name="P1" draw:layer="layout" svg:x1="14.208cm" svg:y1="13.701cm" svg:x2="14.208cm" svg:y2="13.192cm">
          <text:p text:style-name="P1"><text:span text:style-name="T2"><text:measure text:kind="gap"/></text:span><text:span text:style-name="T2"><text:measure text:kind="value">0.2</text:measure></text:span><text:span text:style-name="T2"> </text:span><text:span text:style-name="T2"><text:measure text:kind="unit">"</text:measure></text:span><text:span text:style-name="T2"><text:measure text:kind="gap"/></text:span></text:p>
        </draw:measure>
        <draw:measure draw:style-name="gr7" draw:text-style-name="P1" draw:layer="layout" svg:x1="14.208cm" svg:y1="13.701cm" svg:x2="14.208cm" svg:y2="9.89cm">
          <text:p text:style-name="P1"><text:span text:style-name="T2"><text:measure text:kind="gap"/></text:span><text:span text:style-name="T2"><text:measure text:kind="value">1.5</text:measure></text:span><text:span text:style-name="T2"> </text:span><text:span text:style-name="T2"><text:measure text:kind="unit">"</text:measure></text:span><text:span text:style-name="T2"><text:measure text:kind="gap"/></text:span></text:p>
        </draw:measure>
        <draw:measure draw:style-name="gr8" draw:text-style-name="P1" draw:layer="layout" svg:x1="14.208cm" svg:y1="13.702cm" svg:x2="14.208cm" svg:y2="9.636cm">
          <text:p text:style-name="P1"><text:span text:style-name="T2"><text:measure text:kind="gap"/></text:span><text:span text:style-name="T2"><text:measure text:kind="value">1.6</text:measure></text:span><text:span text:style-name="T2"> </text:span><text:span text:style-name="T2"><text:measure text:kind="unit">"</text:measure></text:span><text:span text:style-name="T2"><text:measure text:kind="gap"/></text:span></text:p>
        </draw:measure>
        <draw:measure draw:style-name="gr9" draw:text-style-name="P1" draw:layer="layout" svg:x1="7.096cm" svg:y1="13.7cm" svg:x2="11.668cm" svg:y2="13.7cm">
          <text:p text:style-name="P1"><text:span text:style-name="T2"><text:measure text:kind="gap"/></text:span><text:span text:style-name="T2"><text:measure text:kind="value">1.8</text:measure></text:span><text:span text:style-name="T2"> </text:span><text:span text:style-name="T2"><text:measure text:kind="unit">"</text:measure></text:span><text:span text:style-name="T2"><text:measure text:kind="gap"/></text:span></text:p>
        </draw:measure>
        <draw:g>
          <draw:rect draw:style-name="gr10" draw:text-style-name="P3" draw:layer="layout" svg:width="0.254cm" svg:height="0.254cm" svg:x="11.541cm" svg:y="13.319cm" draw:corner-radius="0.051cm">
            <text:p/>
          </draw:rect>
          <draw:rect draw:style-name="gr10" draw:text-style-name="P3" draw:layer="layout" svg:width="0.254cm" svg:height="0.254cm" svg:x="11.795cm" svg:y="13.319cm" draw:corner-radius="0.051cm">
            <text:p/>
          </draw:rect>
          <draw:rect draw:style-name="gr10" draw:text-style-name="P3" draw:layer="layout" svg:width="0.254cm" svg:height="0.254cm" svg:x="11.033cm" svg:y="13.319cm" draw:corner-radius="0.051cm">
            <text:p/>
          </draw:rect>
          <draw:rect draw:style-name="gr10" draw:text-style-name="P3" draw:layer="layout" svg:width="0.254cm" svg:height="0.254cm" svg:x="11.287cm" svg:y="13.319cm" draw:corner-radius="0.051cm">
            <text:p/>
          </draw:rect>
          <draw:rect draw:style-name="gr10" draw:text-style-name="P3" draw:layer="layout" svg:width="0.254cm" svg:height="0.254cm" svg:x="10.525cm" svg:y="13.319cm" draw:corner-radius="0.051cm">
            <text:p/>
          </draw:rect>
          <draw:rect draw:style-name="gr10" draw:text-style-name="P3" draw:layer="layout" svg:width="0.254cm" svg:height="0.254cm" svg:x="10.779cm" svg:y="13.319cm" draw:corner-radius="0.051cm">
            <text:p/>
          </draw:rect>
          <draw:line draw:style-name="gr11" draw:text-style-name="P3" draw:layer="layout" svg:x1="12.049cm" svg:y1="13.446cm" svg:x2="10.525cm" svg:y2="13.446cm">
            <text:p/>
          </draw:line>
          <draw:line draw:style-name="gr11" draw:text-style-name="P3" draw:layer="layout" svg:x1="10.652cm" svg:y1="13.573cm" svg:x2="10.652cm" svg:y2="13.319cm">
            <text:p/>
          </draw:line>
          <draw:line draw:style-name="gr11" draw:text-style-name="P3" draw:layer="layout" svg:x1="10.906cm" svg:y1="13.573cm" svg:x2="10.906cm" svg:y2="13.319cm">
            <text:p/>
          </draw:line>
          <draw:line draw:style-name="gr11" draw:text-style-name="P3" draw:layer="layout" svg:x1="11.16cm" svg:y1="13.573cm" svg:x2="11.16cm" svg:y2="13.319cm">
            <text:p/>
          </draw:line>
          <draw:line draw:style-name="gr11" draw:text-style-name="P3" draw:layer="layout" svg:x1="11.414cm" svg:y1="13.573cm" svg:x2="11.414cm" svg:y2="13.319cm">
            <text:p/>
          </draw:line>
          <draw:line draw:style-name="gr11" draw:text-style-name="P3" draw:layer="layout" svg:x1="11.668cm" svg:y1="13.573cm" svg:x2="11.668cm" svg:y2="13.319cm">
            <text:p/>
          </draw:line>
          <draw:line draw:style-name="gr11" draw:text-style-name="P3" draw:layer="layout" svg:x1="11.922cm" svg:y1="13.573cm" svg:x2="11.922cm" svg:y2="13.319cm">
            <text:p/>
          </draw:line>
        </draw:g>
        <draw:g>
          <draw:rect draw:style-name="gr10" draw:text-style-name="P3" draw:layer="layout" svg:width="0.254cm" svg:height="0.254cm" svg:x="13.065cm" svg:y="13.319cm" draw:corner-radius="0.051cm">
            <text:p/>
          </draw:rect>
          <draw:rect draw:style-name="gr10" draw:text-style-name="P3" draw:layer="layout" svg:width="0.254cm" svg:height="0.254cm" svg:x="13.319cm" svg:y="13.319cm" draw:corner-radius="0.051cm">
            <text:p/>
          </draw:rect>
          <draw:rect draw:style-name="gr10" draw:text-style-name="P3" draw:layer="layout" svg:width="0.254cm" svg:height="0.254cm" svg:x="12.557cm" svg:y="13.319cm" draw:corner-radius="0.051cm">
            <text:p/>
          </draw:rect>
          <draw:rect draw:style-name="gr10" draw:text-style-name="P3" draw:layer="layout" svg:width="0.254cm" svg:height="0.254cm" svg:x="12.811cm" svg:y="13.319cm" draw:corner-radius="0.051cm">
            <text:p/>
          </draw:rect>
          <draw:rect draw:style-name="gr10" draw:text-style-name="P3" draw:layer="layout" svg:width="0.254cm" svg:height="0.254cm" svg:x="12.049cm" svg:y="13.319cm" draw:corner-radius="0.051cm">
            <text:p/>
          </draw:rect>
          <draw:rect draw:style-name="gr10" draw:text-style-name="P3" draw:layer="layout" svg:width="0.254cm" svg:height="0.254cm" svg:x="12.303cm" svg:y="13.319cm" draw:corner-radius="0.051cm">
            <text:p/>
          </draw:rect>
          <draw:line draw:style-name="gr11" draw:text-style-name="P3" draw:layer="layout" svg:x1="13.573cm" svg:y1="13.446cm" svg:x2="12.049cm" svg:y2="13.446cm">
            <text:p/>
          </draw:line>
          <draw:line draw:style-name="gr11" draw:text-style-name="P3" draw:layer="layout" svg:x1="12.176cm" svg:y1="13.573cm" svg:x2="12.176cm" svg:y2="13.319cm">
            <text:p/>
          </draw:line>
          <draw:line draw:style-name="gr11" draw:text-style-name="P3" draw:layer="layout" svg:x1="12.43cm" svg:y1="13.573cm" svg:x2="12.43cm" svg:y2="13.319cm">
            <text:p/>
          </draw:line>
          <draw:line draw:style-name="gr11" draw:text-style-name="P3" draw:layer="layout" svg:x1="12.684cm" svg:y1="13.573cm" svg:x2="12.684cm" svg:y2="13.319cm">
            <text:p/>
          </draw:line>
          <draw:line draw:style-name="gr11" draw:text-style-name="P3" draw:layer="layout" svg:x1="12.938cm" svg:y1="13.573cm" svg:x2="12.938cm" svg:y2="13.319cm">
            <text:p/>
          </draw:line>
          <draw:line draw:style-name="gr11" draw:text-style-name="P3" draw:layer="layout" svg:x1="13.192cm" svg:y1="13.573cm" svg:x2="13.192cm" svg:y2="13.319cm">
            <text:p/>
          </draw:line>
          <draw:line draw:style-name="gr11" draw:text-style-name="P3" draw:layer="layout" svg:x1="13.446cm" svg:y1="13.573cm" svg:x2="13.446cm" svg:y2="13.319cm">
            <text:p/>
          </draw:line>
        </draw:g>
        <draw:measure draw:style-name="gr12" draw:text-style-name="P1" draw:layer="layout" svg:x1="14.208cm" svg:y1="13.701cm" svg:x2="14.208cm" svg:y2="12.938cm">
          <text:p text:style-name="P1"><text:span text:style-name="T2"><text:measure text:kind="gap"/></text:span><text:span text:style-name="T2"><text:measure text:kind="value">0.3</text:measure></text:span><text:span text:style-name="T2"> </text:span><text:span text:style-name="T2"><text:measure text:kind="unit">"</text:measure></text:span><text:span text:style-name="T2"><text:measure text:kind="gap"/></text:span></text:p>
        </draw:measure>
        <draw:circle draw:style-name="gr13" draw:text-style-name="P4" draw:layer="layout" svg:width="0.254cm" svg:height="0.254cm" svg:x="13.827cm" svg:y="12.811cm">
          <text:p/>
        </draw:circle>
        <draw:circle draw:style-name="gr13" draw:text-style-name="P4" draw:layer="layout" svg:width="0.254cm" svg:height="0.254cm" svg:x="13.827cm" svg:y="10.017cm">
          <text:p/>
        </draw:circle>
        <draw:measure draw:style-name="gr14" draw:text-style-name="P1" draw:layer="layout" svg:x1="14.208cm" svg:y1="13.702cm" svg:x2="14.208cm" svg:y2="10.144cm">
          <text:p text:style-name="P1"><text:span text:style-name="T2"><text:measure text:kind="gap"/></text:span><text:span text:style-name="T2"><text:measure text:kind="value">1.4</text:measure></text:span><text:span text:style-name="T2"> </text:span><text:span text:style-name="T2"><text:measure text:kind="unit">"</text:measure></text:span><text:span text:style-name="T2"><text:measure text:kind="gap"/></text:span></text:p>
        </draw:measure>
        <draw:measure draw:style-name="gr15" draw:text-style-name="P1" draw:layer="layout" svg:x1="6.079cm" svg:y1="8.62cm" svg:x2="6.079cm" svg:y2="13.7cm">
          <text:p text:style-name="P1"><text:span text:style-name="T1"><text:measure text:kind="gap"/></text:span><text:span text:style-name="T1"><text:measure text:kind="value">2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measure draw:style-name="gr15" draw:text-style-name="P1" draw:layer="layout" svg:x1="8.874cm" svg:y1="8.366cm" svg:x2="7.35cm" svg:y2="8.366cm">
          <text:p text:style-name="P1"><text:span text:style-name="T1"><text:measure text:kind="gap"/></text:span><text:span text:style-name="T1"><text:measure text:kind="value">0.6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circle draw:style-name="gr13" draw:text-style-name="P4" draw:layer="layout" svg:width="0.254cm" svg:height="0.254cm" svg:x="8.747cm" svg:y="8.493cm">
          <text:p/>
        </draw:circle>
        <draw:measure draw:style-name="gr16" draw:text-style-name="P1" draw:layer="layout" svg:x1="13.7cm" svg:y1="8.366cm" svg:x2="7.35cm" svg:y2="8.366cm">
          <text:p text:style-name="P1"><text:span text:style-name="T1"><text:measure text:kind="gap"/></text:span><text:span text:style-name="T1"><text:measure text:kind="value">2.5</text:measure></text:span><text:span text:style-name="T1"> </text:span><text:span text:style-name="T1"><text:measure text:kind="unit">"</text:measure></text:span><text:span text:style-name="T1"><text:measure text:kind="gap"/></text:span></text:p>
        </draw:measure>
        <draw:g>
          <draw:rect draw:style-name="gr17" draw:text-style-name="P5" draw:layer="layout" svg:width="0.254cm" svg:height="0.254cm" svg:x="13.319cm" svg:y="8.493cm" draw:corner-radius="0.051cm">
            <text:p/>
          </draw:rect>
          <draw:rect draw:style-name="gr17" draw:text-style-name="P5" draw:layer="layout" svg:width="0.254cm" svg:height="0.254cm" svg:x="13.573cm" svg:y="8.493cm" draw:corner-radius="0.051cm">
            <text:p/>
          </draw:rect>
          <draw:rect draw:style-name="gr17" draw:text-style-name="P5" draw:layer="layout" svg:width="0.254cm" svg:height="0.254cm" svg:x="12.811cm" svg:y="8.493cm" draw:corner-radius="0.051cm">
            <text:p/>
          </draw:rect>
          <draw:rect draw:style-name="gr17" draw:text-style-name="P5" draw:layer="layout" svg:width="0.254cm" svg:height="0.254cm" svg:x="13.065cm" svg:y="8.493cm" draw:corner-radius="0.051cm">
            <text:p/>
          </draw:rect>
          <draw:rect draw:style-name="gr17" draw:text-style-name="P5" draw:layer="layout" svg:width="0.254cm" svg:height="0.254cm" svg:x="12.303cm" svg:y="8.493cm" draw:corner-radius="0.051cm">
            <text:p/>
          </draw:rect>
          <draw:rect draw:style-name="gr17" draw:text-style-name="P5" draw:layer="layout" svg:width="0.254cm" svg:height="0.254cm" svg:x="12.557cm" svg:y="8.493cm" draw:corner-radius="0.051cm">
            <text:p/>
          </draw:rect>
          <draw:line draw:style-name="gr18" draw:text-style-name="P5" draw:layer="layout" svg:x1="13.827cm" svg:y1="8.62cm" svg:x2="11.795cm" svg:y2="8.62cm">
            <text:p/>
          </draw:line>
          <draw:line draw:style-name="gr18" draw:text-style-name="P5" draw:layer="layout" svg:x1="12.43cm" svg:y1="8.747cm" svg:x2="12.43cm" svg:y2="8.493cm">
            <text:p/>
          </draw:line>
          <draw:line draw:style-name="gr18" draw:text-style-name="P5" draw:layer="layout" svg:x1="12.684cm" svg:y1="8.747cm" svg:x2="12.684cm" svg:y2="8.493cm">
            <text:p/>
          </draw:line>
          <draw:line draw:style-name="gr18" draw:text-style-name="P5" draw:layer="layout" svg:x1="12.938cm" svg:y1="8.747cm" svg:x2="12.938cm" svg:y2="8.493cm">
            <text:p/>
          </draw:line>
          <draw:line draw:style-name="gr18" draw:text-style-name="P5" draw:layer="layout" svg:x1="13.192cm" svg:y1="8.747cm" svg:x2="13.192cm" svg:y2="8.493cm">
            <text:p/>
          </draw:line>
          <draw:line draw:style-name="gr18" draw:text-style-name="P5" draw:layer="layout" svg:x1="13.446cm" svg:y1="8.747cm" svg:x2="13.446cm" svg:y2="8.493cm">
            <text:p/>
          </draw:line>
          <draw:line draw:style-name="gr18" draw:text-style-name="P5" draw:layer="layout" svg:x1="13.7cm" svg:y1="8.747cm" svg:x2="13.7cm" svg:y2="8.493cm">
            <text:p/>
          </draw:line>
          <draw:rect draw:style-name="gr17" draw:text-style-name="P5" draw:layer="layout" svg:width="0.254cm" svg:height="0.254cm" svg:x="11.795cm" svg:y="8.493cm" draw:corner-radius="0.051cm">
            <text:p/>
          </draw:rect>
          <draw:rect draw:style-name="gr17" draw:text-style-name="P5" draw:layer="layout" svg:width="0.254cm" svg:height="0.254cm" svg:x="12.049cm" svg:y="8.493cm" draw:corner-radius="0.051cm">
            <text:p/>
          </draw:rect>
          <draw:line draw:style-name="gr18" draw:text-style-name="P5" draw:layer="layout" svg:x1="11.922cm" svg:y1="8.747cm" svg:x2="11.922cm" svg:y2="8.493cm">
            <text:p/>
          </draw:line>
          <draw:line draw:style-name="gr18" draw:text-style-name="P5" draw:layer="layout" svg:x1="12.176cm" svg:y1="8.747cm" svg:x2="12.176cm" svg:y2="8.493cm">
            <text:p/>
          </draw:line>
        </draw:g>
        <draw:g>
          <draw:rect draw:style-name="gr17" draw:text-style-name="P5" draw:layer="layout" svg:width="0.254cm" svg:height="0.254cm" svg:x="11.134cm" svg:y="8.493cm" draw:corner-radius="0.051cm">
            <text:p/>
          </draw:rect>
          <draw:rect draw:style-name="gr17" draw:text-style-name="P5" draw:layer="layout" svg:width="0.254cm" svg:height="0.254cm" svg:x="11.388cm" svg:y="8.493cm" draw:corner-radius="0.051cm">
            <text:p/>
          </draw:rect>
          <draw:rect draw:style-name="gr17" draw:text-style-name="P5" draw:layer="layout" svg:width="0.254cm" svg:height="0.254cm" svg:x="10.626cm" svg:y="8.493cm" draw:corner-radius="0.051cm">
            <text:p/>
          </draw:rect>
          <draw:rect draw:style-name="gr17" draw:text-style-name="P5" draw:layer="layout" svg:width="0.254cm" svg:height="0.254cm" svg:x="10.88cm" svg:y="8.493cm" draw:corner-radius="0.051cm">
            <text:p/>
          </draw:rect>
          <draw:rect draw:style-name="gr17" draw:text-style-name="P5" draw:layer="layout" svg:width="0.254cm" svg:height="0.254cm" svg:x="10.118cm" svg:y="8.493cm" draw:corner-radius="0.051cm">
            <text:p/>
          </draw:rect>
          <draw:rect draw:style-name="gr17" draw:text-style-name="P5" draw:layer="layout" svg:width="0.254cm" svg:height="0.254cm" svg:x="10.372cm" svg:y="8.493cm" draw:corner-radius="0.051cm">
            <text:p/>
          </draw:rect>
          <draw:line draw:style-name="gr18" draw:text-style-name="P5" draw:layer="layout" svg:x1="11.642cm" svg:y1="8.62cm" svg:x2="9.61cm" svg:y2="8.62cm">
            <text:p/>
          </draw:line>
          <draw:line draw:style-name="gr18" draw:text-style-name="P5" draw:layer="layout" svg:x1="10.245cm" svg:y1="8.747cm" svg:x2="10.245cm" svg:y2="8.493cm">
            <text:p/>
          </draw:line>
          <draw:line draw:style-name="gr18" draw:text-style-name="P5" draw:layer="layout" svg:x1="10.499cm" svg:y1="8.747cm" svg:x2="10.499cm" svg:y2="8.493cm">
            <text:p/>
          </draw:line>
          <draw:line draw:style-name="gr18" draw:text-style-name="P5" draw:layer="layout" svg:x1="10.753cm" svg:y1="8.747cm" svg:x2="10.753cm" svg:y2="8.493cm">
            <text:p/>
          </draw:line>
          <draw:line draw:style-name="gr18" draw:text-style-name="P5" draw:layer="layout" svg:x1="11.007cm" svg:y1="8.747cm" svg:x2="11.007cm" svg:y2="8.493cm">
            <text:p/>
          </draw:line>
          <draw:line draw:style-name="gr18" draw:text-style-name="P5" draw:layer="layout" svg:x1="11.261cm" svg:y1="8.747cm" svg:x2="11.261cm" svg:y2="8.493cm">
            <text:p/>
          </draw:line>
          <draw:line draw:style-name="gr18" draw:text-style-name="P5" draw:layer="layout" svg:x1="11.515cm" svg:y1="8.747cm" svg:x2="11.515cm" svg:y2="8.493cm">
            <text:p/>
          </draw:line>
          <draw:rect draw:style-name="gr17" draw:text-style-name="P5" draw:layer="layout" svg:width="0.254cm" svg:height="0.254cm" svg:x="9.61cm" svg:y="8.493cm" draw:corner-radius="0.051cm">
            <text:p/>
          </draw:rect>
          <draw:rect draw:style-name="gr17" draw:text-style-name="P5" draw:layer="layout" svg:width="0.254cm" svg:height="0.254cm" svg:x="9.864cm" svg:y="8.493cm" draw:corner-radius="0.051cm">
            <text:p/>
          </draw:rect>
          <draw:line draw:style-name="gr18" draw:text-style-name="P5" draw:layer="layout" svg:x1="9.737cm" svg:y1="8.747cm" svg:x2="9.737cm" svg:y2="8.493cm">
            <text:p/>
          </draw:line>
          <draw:line draw:style-name="gr18" draw:text-style-name="P5" draw:layer="layout" svg:x1="9.991cm" svg:y1="8.747cm" svg:x2="9.991cm" svg:y2="8.493cm">
            <text:p/>
          </draw:line>
        </draw:g>
        <draw:measure draw:style-name="gr19" draw:text-style-name="P1" draw:layer="layout" svg:x1="11.515cm" svg:y1="8.366cm" svg:x2="7.35cm" svg:y2="8.366cm">
          <text:p text:style-name="P1"><text:measure text:kind="gap"/><text:measure text:kind="value">1.64</text:measure> <text:measure text:kind="unit">"</text:measure><text:measure text:kind="gap"/></text:p>
        </draw:measure>
        <draw:g>
          <draw:custom-shape draw:style-name="gr20" draw:text-style-name="P6" draw:layer="layout" svg:width="0.254cm" svg:height="0.254cm" svg:x="7.096cm" svg:y="13.7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layer="layout" svg:width="0.254cm" svg:height="0.254cm" svg:x="6.842cm" svg:y="13.446cm">
            <text:p/>
            <draw:enhanced-geometry svg:viewBox="0 0 21600 21600" draw:type="rectangle" draw:enhanced-path="M 0 0 L 21600 0 21600 21600 0 21600 0 0 Z N"/>
          </draw:custom-shape>
        </draw:g>
        <draw:polygon draw:style-name="gr4" draw:text-style-name="P2" draw:layer="layout" svg:width="6.857cm" svg:height="5.333cm" svg:x="7.096cm" svg:y="18.272cm" svg:viewBox="0 0 6858 5334" draw:points="0,5334 6604,5334 6604,5080 6858,4826 6858,1524 6604,1270 6604,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2" svg:stroke-color="#000000" draw:marker-start="Arrow" draw:marker-start-width="0.2cm" draw:marker-end="Arrow" draw:marker-end-width="0.2cm" draw:fill="none" draw:fill-gradient-name="Gradient_20_7" draw:fill-hatch-name="Hatch_20_1" draw:fill-image-name="Bitmape_20_1" draw:line-distance="0.254cm" draw:guide-overhang="0.127cm" draw:guide-distance="0.127cm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6T10:09:04.628000000</meta:creation-date>
    <dc:date>2016-10-12T02:22:02.844000000</dc:date>
    <meta:editing-duration>PT4H33M9S</meta:editing-duration>
    <meta:editing-cycles>34</meta:editing-cycles>
    <meta:generator>LibreOffice/5.1.5.2$Windows_x86 LibreOffice_project/7a864d8825610a8c07cfc3bc01dd4fce6a9447e5</meta:generator>
    <meta:document-statistic meta:object-count="86"/>
  </office:meta>
</office:document-meta>
</file>